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6pt" fo:font-weight="bold" officeooo:rsid="001c042e" officeooo:paragraph-rsid="001c042e" style:font-size-asian="16pt" style:font-weight-asian="bold" style:font-size-complex="16pt" style:font-weight-complex="bold"/>
    </style:style>
    <style:style style:name="P2" style:family="paragraph" style:parent-style-name="Standard">
      <style:text-properties style:font-name="Ubuntu" fo:font-weight="bold" officeooo:rsid="001c042e" officeooo:paragraph-rsid="001c042e" style:font-weight-asian="bold" style:font-weight-complex="bold"/>
    </style:style>
    <style:style style:name="P3" style:family="paragraph" style:parent-style-name="Standard">
      <style:text-properties style:font-name="Ubuntu" fo:font-size="14pt" fo:font-weight="bold" officeooo:rsid="001c042e" officeooo:paragraph-rsid="001c042e" style:font-size-asian="14pt" style:font-weight-asian="bold" style:font-size-complex="14pt" style:font-weight-complex="bold"/>
    </style:style>
    <style:style style:name="P4" style:family="paragraph" style:parent-style-name="Standard">
      <style:text-properties style:font-name="Ubuntu" fo:font-size="14pt" fo:font-weight="bold" officeooo:rsid="001e861f" officeooo:paragraph-rsid="001e861f" style:font-size-asian="14pt" style:font-weight-asian="bold" style:font-size-complex="14pt" style:font-weight-complex="bold"/>
    </style:style>
    <style:style style:name="P5" style:family="paragraph" style:parent-style-name="Standard">
      <style:text-properties style:font-name="Ubuntu" fo:font-size="12pt" fo:font-weight="normal" officeooo:rsid="001c042e" officeooo:paragraph-rsid="001c042e" style:font-size-asian="10.5pt" style:font-weight-asian="normal" style:font-size-complex="12pt" style:font-weight-complex="normal"/>
    </style:style>
    <style:style style:name="P6" style:family="paragraph" style:parent-style-name="Standard">
      <style:text-properties style:font-name="Ubuntu" fo:font-size="12pt" fo:font-weight="normal" officeooo:rsid="0021196f" officeooo:paragraph-rsid="0021196f" style:font-size-asian="10.5pt" style:font-weight-asian="normal" style:font-size-complex="12pt" style:font-weight-complex="normal"/>
    </style:style>
    <style:style style:name="P7" style:family="paragraph" style:parent-style-name="Standard">
      <style:text-properties style:font-name="Ubuntu" fo:font-size="12pt" fo:font-weight="normal" officeooo:rsid="0021196f" officeooo:paragraph-rsid="00227a27" style:font-size-asian="10.5pt" style:font-weight-asian="normal" style:font-size-complex="12pt" style:font-weight-complex="normal"/>
    </style:style>
    <style:style style:name="P8" style:family="paragraph" style:parent-style-name="Standard">
      <style:text-properties style:font-name="Ubuntu" fo:font-size="12pt" fo:font-weight="normal" officeooo:rsid="002323c6" officeooo:paragraph-rsid="002323c6" style:font-size-asian="10.5pt" style:font-weight-asian="normal" style:font-size-complex="12pt" style:font-weight-complex="normal"/>
    </style:style>
    <style:style style:name="P9" style:family="paragraph" style:parent-style-name="Standard">
      <style:text-properties style:font-name="Ubuntu" fo:font-size="12pt" fo:font-weight="normal" officeooo:rsid="002323c6" officeooo:paragraph-rsid="002510c3" style:font-size-asian="10.5pt" style:font-weight-asian="normal" style:font-size-complex="12pt" style:font-weight-complex="normal"/>
    </style:style>
    <style:style style:name="P10" style:family="paragraph" style:parent-style-name="Standard">
      <style:text-properties officeooo:paragraph-rsid="0021196f"/>
    </style:style>
    <style:style style:name="P11" style:family="paragraph" style:parent-style-name="Standard">
      <style:text-properties officeooo:paragraph-rsid="00219309"/>
    </style:style>
    <style:style style:name="P12" style:family="paragraph" style:parent-style-name="Standard">
      <style:text-properties officeooo:rsid="00227a27" officeooo:paragraph-rsid="00227a27"/>
    </style:style>
    <style:style style:name="P13" style:family="paragraph" style:parent-style-name="Standard">
      <style:text-properties officeooo:rsid="002323c6" officeooo:paragraph-rsid="002510c3"/>
    </style:style>
    <style:style style:name="P14" style:family="paragraph" style:parent-style-name="Standard">
      <style:text-properties officeooo:rsid="002323c6" officeooo:paragraph-rsid="0026dbc4"/>
    </style:style>
    <style:style style:name="P15" style:family="paragraph" style:parent-style-name="Standard">
      <style:text-properties style:font-name="Ubuntu" fo:font-size="12pt" fo:font-weight="normal" officeooo:rsid="0021196f" officeooo:paragraph-rsid="0021196f" style:font-size-asian="10.5pt" style:font-weight-asian="normal" style:font-size-complex="12pt" style:font-weight-complex="normal"/>
    </style:style>
    <style:style style:name="P16" style:family="paragraph" style:parent-style-name="Standard">
      <style:text-properties style:font-name="Ubuntu" fo:font-size="12pt" fo:font-weight="normal" officeooo:rsid="00219309" officeooo:paragraph-rsid="00219309" style:font-size-asian="10.5pt" style:font-weight-asian="normal" style:font-size-complex="12pt" style:font-weight-complex="normal"/>
    </style:style>
    <style:style style:name="P17" style:family="paragraph" style:parent-style-name="Standard">
      <style:text-properties style:font-name="Ubuntu" fo:font-size="12pt" fo:font-weight="normal" officeooo:rsid="0026dbc4" officeooo:paragraph-rsid="0026dbc4" style:font-size-asian="10.5pt" style:font-weight-asian="normal" style:font-size-complex="12pt" style:font-weight-complex="normal"/>
    </style:style>
    <style:style style:name="P18" style:family="paragraph" style:parent-style-name="Standard">
      <style:text-properties style:font-name="Ubuntu" fo:font-size="12pt" fo:font-weight="normal" officeooo:rsid="002510c3" officeooo:paragraph-rsid="002510c3" style:font-size-asian="10.5pt" style:font-weight-asian="normal" style:font-size-complex="12pt" style:font-weight-complex="normal"/>
    </style:style>
    <style:style style:name="P19" style:family="paragraph" style:parent-style-name="Standard">
      <style:text-properties style:font-name="Ubuntu" fo:font-size="14pt" fo:font-weight="bold" officeooo:rsid="001e861f" officeooo:paragraph-rsid="001e861f" style:font-size-asian="14pt" style:font-weight-asian="bold" style:font-size-complex="14pt" style:font-weight-complex="bold"/>
    </style:style>
    <style:style style:name="T1" style:family="text">
      <style:text-properties style:font-name="Ubuntu" fo:font-size="12pt" fo:font-weight="normal" style:font-size-asian="10.5pt" style:font-weight-asian="normal" style:font-size-complex="12pt" style:font-weight-complex="normal"/>
    </style:style>
    <style:style style:name="T2" style:family="text">
      <style:text-properties style:font-name="Ubuntu" fo:font-size="12pt" fo:font-weight="normal" officeooo:rsid="00203779" style:font-size-asian="10.5pt" style:font-weight-asian="normal" style:font-size-complex="12pt" style:font-weight-complex="normal"/>
    </style:style>
    <style:style style:name="T3" style:family="text">
      <style:text-properties style:font-name="Ubuntu" fo:font-size="12pt" fo:font-weight="normal" officeooo:rsid="0021196f" style:font-size-asian="10.5pt" style:font-weight-asian="normal" style:font-size-complex="12pt" style:font-weight-complex="normal"/>
    </style:style>
    <style:style style:name="T4" style:family="text">
      <style:text-properties style:font-name="Ubuntu" fo:font-size="12pt" fo:font-weight="normal" officeooo:rsid="00219309" style:font-size-asian="10.5pt" style:font-weight-asian="normal" style:font-size-complex="12pt" style:font-weight-complex="normal"/>
    </style:style>
    <style:style style:name="T5" style:family="text">
      <style:text-properties style:font-name="Ubuntu" fo:font-size="12pt" fo:font-weight="normal" officeooo:rsid="00227a27" style:font-size-asian="10.5pt" style:font-weight-asian="normal" style:font-size-complex="12pt" style:font-weight-complex="normal"/>
    </style:style>
    <style:style style:name="T6" style:family="text">
      <style:text-properties style:font-name="Ubuntu" fo:font-size="12pt" fo:font-weight="normal" officeooo:rsid="001c042e" style:font-size-asian="10.5pt" style:font-weight-asian="normal" style:font-size-complex="12pt" style:font-weight-complex="normal"/>
    </style:style>
    <style:style style:name="T7" style:family="text">
      <style:text-properties style:font-name="Ubuntu" fo:font-size="12pt" fo:font-weight="normal" officeooo:rsid="002510c3" style:font-size-asian="10.5pt" style:font-weight-asian="normal" style:font-size-complex="12pt" style:font-weight-complex="normal"/>
    </style:style>
    <style:style style:name="T8" style:family="text">
      <style:text-properties style:font-name="Ubuntu" fo:font-size="12pt" fo:font-weight="normal" officeooo:rsid="0026dbc4" style:font-size-asian="10.5pt" style:font-weight-asian="normal" style:font-size-complex="12pt" style:font-weight-complex="normal"/>
    </style:style>
    <style:style style:name="T9" style:family="text">
      <style:text-properties style:font-name="Ubuntu" fo:font-size="12pt" fo:font-weight="normal" officeooo:rsid="002b2258" style:font-size-asian="10.5pt" style:font-weight-asian="normal" style:font-size-complex="12pt" style:font-weight-complex="normal"/>
    </style:style>
    <style:style style:name="T10" style:family="text">
      <style:text-properties officeooo:rsid="002510c3"/>
    </style:style>
    <style:style style:name="T11" style:family="text">
      <style:text-properties officeooo:rsid="002b22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lvanize Capstone 1 Proposal</text:p>
      <text:p text:style-name="P2"/>
      <text:p text:style-name="P3">Motivation</text:p>
      <text:p text:style-name="P5"/>
      <text:p text:style-name="P10"><text:span text:style-name="T2">For most of my life I have been into <text:s/>exercising, but <text:s/>for most of my life I <text:s/></text:span><text:span text:style-name="T9">was not consistent and I </text:span><text:span text:style-name="T2">never got into lifting weights. It was not until the </text:span><text:span text:style-name="T3">fall</text:span><text:span text:style-name="T2"> of 2017 were it became important to me as a lifestyle and now I do it almost every day. </text:span><text:span text:style-name="T9">My motivation was </text:span><text:span text:style-name="T2">I had realized how much better I felt after a good workout. It was then that I put the pieces together; those of exercising, eating right, the various stimulus one might encounter in a day and how one reacts to said stimulus can affect your day to day wellness. </text:span></text:p>
      <text:p text:style-name="P6">I strongly believe that one can prevent even conquer ailments such as stress, depression, and even more serious ones, with obvious exceptions, with the above remedies.</text:p>
      <text:p text:style-name="P10"><text:span text:style-name="T3">This is what guid</text:span><text:span text:style-name="T9">ed</text:span><text:span text:style-name="T3"> me to finding the ‘</text:span><text:span text:style-name="T1">Lifestyle_and_Wellbeing_Data’ </text:span><text:span text:style-name="T3">on kaggle.com.</text:span></text:p>
      <text:p text:style-name="P6"/>
      <text:p text:style-name="P4">Exploratory Data Analysis</text:p>
      <text:p text:style-name="P6"/>
      <text:p text:style-name="P11"><text:span text:style-name="T3">Th</text:span><text:span text:style-name="T4">e ‘Lifestyle_and_Wellbeing_Data’ was gathered using 12,757 survey responses, </text:span><text:span text:style-name="T5">from July 2015 until February 2020,</text:span><text:span text:style-name="T4"> covering the following 23 features: timestamp, fruits and veggies, daily stress, new places visited, <text:s/>core circle, supporting others, achievements, donations, BMI range, to do lists completed, flow, daily steps, life vision, sleep hours, lost vacation days, daily shouting, sufficient income, personal awards, time for passion, daily meditation, age, </text:span><text:span text:style-name="T5">and</text:span><text:span text:style-name="T4"> </text:span><text:span text:style-name="T8">male/female</text:span><text:span text:style-name="T4">.</text:span></text:p>
      <text:p text:style-name="P16"/>
      <text:p text:style-name="P14"><text:span text:style-name="T4">A</text:span><text:span text:style-name="T1">s far as I can tell there are no NAN values. The timestamp, age, </text:span><text:span text:style-name="T8">and male/female columns</text:span><text:span text:style-name="T7"> </text:span><text:span text:style-name="T1"><text:s/></text:span><text:span text:style-name="T7">are listed as objects </text:span><text:span text:style-name="T8">because of their unique values</text:span><text:span text:style-name="T7">. </text:span><text:span text:style-name="T8">The </text:span><text:span text:style-name="T7">daily stress </text:span><text:span text:style-name="T8">column has one weird entry making it an object, but I am confident that the sample size is big enough that removing it will not effect my results. </text:span><text:span text:style-name="T9">The final 19 columns are full of numbers.</text:span></text:p>
      <text:p text:style-name="P17"/>
      <text:p text:style-name="P12"><text:span text:style-name="T4">I </text:span><text:span text:style-name="T1">took the survey myself to discover my BMI and my work-life-balance score.</text:span></text:p>
      <text:p text:style-name="P16"/>
      <text:p text:style-name="P12"><text:span text:style-name="T4">I</text:span><text:span text:style-name="T1">f you would like to take the survey yourself feel free to use this link: <text:s/></text:span><text:a xlink:type="simple" xlink:href="http://www.authentic-happiness.com/your-life-satisfaction-score" text:style-name="Internet_20_link" text:visited-style-name="Visited_20_Internet_20_Link"><text:span text:style-name="T6">http://www.authentic-happiness.com/your-life-satisfaction-score</text:span></text:a></text:p>
      <text:p text:style-name="P16"/>
      <text:p text:style-name="P4">Interesting Hypothesis/MVP</text:p>
      <text:p text:style-name="P3"/>
      <text:p text:style-name="P7">The questions I would love to answer are <text:span text:style-name="T11">four </text:span>fold:</text:p>
      <text:p text:style-name="P7"/>
      <text:p text:style-name="P7">1) How does your age affect your work-life balance score?</text:p>
      <text:p text:style-name="P7">2) How does being a male or female affect your work-life balance score ?</text:p>
      <text:p text:style-name="P8">3) How do these scores compare to others who are male/female?</text:p>
      <text:p text:style-name="P8">4) How do these scores compare to others of the same age bracket? The brackets used by the test are: less than 20, 21-35, 35-50, and greater than 50.</text:p>
      <text:p text:style-name="P8"/>
      <text:p text:style-name="P9">I plan to do this using <text:span text:style-name="T10">P</text:span>ython, <text:span text:style-name="T10">P</text:span>andas, <text:span text:style-name="T10">M</text:span>at<text:span text:style-name="T10">P</text:span>lo<text:span text:style-name="T10">tL</text:span>ib, <text:span text:style-name="T10">and</text:span> <text:span text:style-name="T10">N</text:span>umpy. <text:span text:style-name="T10">These will be my MVP.</text:span></text:p>
      <text:p text:style-name="P13"><text:span text:style-name="T7">As a MVP+ I would like to do</text:span><text:span text:style-name="T1"> </text:span><text:span text:style-name="T7">Hypothesis Testing and look at mean values to verify Central Limit Theorem.</text:span></text:p>
      <text:p text:style-name="P18">I would then like the CLT to lead me into analyzing different distributions of the data set as an MV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19:47:07.420062903</meta:creation-date>
    <dc:date>2020-07-15T22:10:06.135477743</dc:date>
    <meta:editing-duration>PT48M53S</meta:editing-duration>
    <meta:editing-cycles>4</meta:editing-cycles>
    <meta:generator>LibreOffice/6.4.4.2$Linux_X86_64 LibreOffice_project/40$Build-2</meta:generator>
    <meta:document-statistic meta:table-count="0" meta:image-count="0" meta:object-count="0" meta:page-count="1" meta:paragraph-count="19" meta:word-count="439" meta:character-count="2596" meta:non-whitespace-character-count="2169"/>
  </office:meta>
</office:document-meta>
</file>